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eaeb" officeooo:paragraph-rsid="000deaeb"/>
    </style:style>
    <style:style style:name="P2" style:family="paragraph" style:parent-style-name="Standard">
      <style:text-properties officeooo:paragraph-rsid="000deaeb"/>
    </style:style>
    <style:style style:name="P3" style:family="paragraph" style:parent-style-name="Standard">
      <style:text-properties style:text-position="sub 58%" style:font-name="Arial1" fo:font-size="12pt" officeooo:paragraph-rsid="000f0713" style:font-size-asian="12pt" style:font-size-complex="12pt"/>
    </style:style>
    <style:style style:name="P4" style:family="paragraph" style:parent-style-name="Standard">
      <style:text-properties style:text-position="0% 100%" officeooo:rsid="000deaeb" officeooo:paragraph-rsid="000deaeb"/>
    </style:style>
    <style:style style:name="P5" style:family="paragraph" style:parent-style-name="Standard">
      <style:text-properties style:text-position="0% 100%" style:font-name="Arial1" fo:font-size="12pt" officeooo:paragraph-rsid="000f0713" style:font-size-asian="12pt" style:font-size-complex="12pt"/>
    </style:style>
    <style:style style:name="P6" style:family="paragraph" style:parent-style-name="Standard">
      <style:text-properties style:text-position="0% 100%" style:font-name="Arial1" fo:font-size="12pt" officeooo:rsid="000f0713" officeooo:paragraph-rsid="000f0713" style:font-size-asian="12pt" style:font-size-complex="12pt"/>
    </style:style>
    <style:style style:name="P7" style:family="paragraph" style:parent-style-name="Standard">
      <style:text-properties style:text-position="0% 100%" style:font-name="Arial1" fo:font-size="12pt" officeooo:rsid="0010d434" officeooo:paragraph-rsid="0010d434" style:font-size-asian="12pt" style:font-size-complex="12pt"/>
    </style:style>
    <style:style style:name="P8" style:family="paragraph" style:parent-style-name="Standard">
      <style:text-properties style:text-position="0% 100%" style:font-name="Arial1" fo:font-size="12pt" officeooo:rsid="0010d434" officeooo:paragraph-rsid="00124ec9" style:font-size-asian="12pt" style:font-size-complex="12pt"/>
    </style:style>
    <style:style style:name="P9" style:family="paragraph" style:parent-style-name="Standard">
      <style:text-properties style:text-position="0% 100%" style:font-name="Arial1" fo:font-size="12pt" officeooo:rsid="00124ec9" officeooo:paragraph-rsid="00124ec9" style:font-size-asian="12pt" style:font-size-complex="12pt"/>
    </style:style>
    <style:style style:name="P10" style:family="paragraph" style:parent-style-name="Standard">
      <style:text-properties style:font-name="Arial1" fo:font-size="12pt" officeooo:rsid="000deaeb" officeooo:paragraph-rsid="000deaeb" style:font-size-asian="12pt" style:font-size-complex="12pt"/>
    </style:style>
    <style:style style:name="P11" style:family="paragraph" style:parent-style-name="Standard">
      <style:text-properties style:font-name="Arial1" fo:font-size="12pt" officeooo:rsid="000deaeb" officeooo:paragraph-rsid="000f0713" style:font-size-asian="12pt" style:font-size-complex="12pt"/>
    </style:style>
    <style:style style:name="P12" style:family="paragraph" style:parent-style-name="Standard">
      <style:text-properties style:font-name="Arial1" fo:font-size="12pt" officeooo:rsid="000deaeb" officeooo:paragraph-rsid="0010d434" style:font-size-asian="12pt" style:font-size-complex="12pt"/>
    </style:style>
    <style:style style:name="P13" style:family="paragraph" style:parent-style-name="Standard">
      <style:text-properties style:font-name="Arial1" fo:font-size="12pt" officeooo:paragraph-rsid="000deaeb" style:font-size-asian="12pt" style:font-size-complex="12pt"/>
    </style:style>
    <style:style style:name="P14" style:family="paragraph" style:parent-style-name="Standard">
      <style:paragraph-properties fo:break-before="page"/>
      <style:text-properties style:text-position="0% 100%" style:font-name="Arial1" fo:font-size="12pt" officeooo:rsid="0010d434" officeooo:paragraph-rsid="00124ec9" style:font-size-asian="12pt" style:font-size-complex="12pt"/>
    </style:style>
    <style:style style:name="T1" style:family="text">
      <style:text-properties officeooo:rsid="000deaeb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deaeb"/>
    </style:style>
    <style:style style:name="T4" style:family="text">
      <style:text-properties style:text-position="sub 58%" officeooo:rsid="000f0713"/>
    </style:style>
    <style:style style:name="T5" style:family="text">
      <style:text-properties style:text-position="sub 58%" officeooo:rsid="0010d434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Arial" fo:font-size="8pt" officeooo:rsid="000deaeb" style:font-size-asian="8pt"/>
    </style:style>
    <style:style style:name="T8" style:family="text">
      <style:text-properties style:text-position="0% 100%" officeooo:rsid="000deaeb"/>
    </style:style>
    <style:style style:name="T9" style:family="text">
      <style:text-properties style:text-position="0% 100%" officeooo:rsid="000f0713"/>
    </style:style>
    <style:style style:name="T10" style:family="text">
      <style:text-properties officeooo:rsid="000f0713"/>
    </style:style>
    <style:style style:name="T11" style:family="text">
      <style:text-properties officeooo:rsid="0010d434"/>
    </style:style>
    <style:style style:name="T12" style:family="text">
      <style:text-properties officeooo:rsid="00124e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tividade Estruturas.</text:p>
      <text:p text:style-name="P10"/>
      <text:p text:style-name="P10"><text:span text:style-name="T10">Questão </text:span>2:<text:line-break/></text:p>
      <text:p text:style-name="P10">Figura 1:</text:p>
      <text:p text:style-name="P10">Fórmula molecular = CH<text:span text:style-name="T2">4 </text:span></text:p>
      <text:p text:style-name="P7">Classificação:</text:p>
      <text:p text:style-name="P7">Aberta</text:p>
      <text:p text:style-name="P7">Normal</text:p>
      <text:p text:style-name="P7">Homogenia</text:p>
      <text:p text:style-name="P7"/>
      <text:p text:style-name="P10"><text:span text:style-name="T6"/></text:p>
      <text:p text:style-name="P10"><text:span text:style-name="T6">Figura 2:</text:span></text:p>
      <text:p text:style-name="P12"><text:span text:style-name="T6">Fórmula molecular = C</text:span><text:span text:style-name="T2">2</text:span><text:span text:style-name="T6">H</text:span><text:span text:style-name="T2">6</text:span></text:p>
      <text:p text:style-name="P7">Classificação:</text:p>
      <text:p text:style-name="P7">Aberta</text:p>
      <text:p text:style-name="P8"><text:span text:style-name="T12">Normal</text:span></text:p>
      <text:p text:style-name="P8">Homogenia</text:p>
      <text:p text:style-name="P7"><text:span text:style-name="T6"/></text:p>
      <text:p text:style-name="P10"><text:span text:style-name="T6">Figura 3:</text:span></text:p>
      <text:p text:style-name="P10"><text:span text:style-name="T6">Fórmula molecular = C</text:span><text:span text:style-name="T2">3</text:span><text:span text:style-name="T6">H</text:span><text:span text:style-name="T2">8</text:span></text:p>
      <text:p text:style-name="P8">Classificação:</text:p>
      <text:p text:style-name="P8">Aberta</text:p>
      <text:p text:style-name="P9">Normal</text:p>
      <text:p text:style-name="P8">Homogenia</text:p>
      <text:p text:style-name="P10"><text:span text:style-name="T6"/></text:p>
      <text:p text:style-name="P10"><text:span text:style-name="T6">Figura 4:</text:span></text:p>
      <text:p text:style-name="P10"><text:span text:style-name="T6">Fórmula molecular = C</text:span><text:span text:style-name="T2">4</text:span><text:span text:style-name="T6">H</text:span><text:span text:style-name="T2">10</text:span></text:p>
      <text:p text:style-name="P8">Classificação:</text:p>
      <text:p text:style-name="P8">Aberta</text:p>
      <text:p text:style-name="P9">Ramificada</text:p>
      <text:p text:style-name="P8">Homogenia</text:p>
      <text:p text:style-name="P8"><text:span text:style-name="T6"/></text:p>
      <text:p text:style-name="P10"><text:span text:style-name="T6">Figura 5:</text:span></text:p>
      <text:p text:style-name="P10"><text:span text:style-name="T6">Fórmula molecular = C</text:span><text:span text:style-name="T2">4</text:span><text:span text:style-name="T6">H</text:span><text:span text:style-name="T2">10</text:span></text:p>
      <text:p text:style-name="P8">Classificação:</text:p>
      <text:p text:style-name="P8">Aberta</text:p>
      <text:p text:style-name="P9">Ramificada</text:p>
      <text:p text:style-name="P8">Homogenia</text:p>
      <text:p text:style-name="P8"><text:span text:style-name="T6"/></text:p>
      <text:p text:style-name="P10"><text:span text:style-name="T6">Figura 6:</text:span></text:p>
      <text:p text:style-name="P13"><text:span text:style-name="T8">Fórmula molecular = C</text:span><text:span text:style-name="T3">5</text:span><text:span text:style-name="T8">H</text:span><text:span text:style-name="T2">12</text:span></text:p>
      <text:p text:style-name="P8">Classificação:</text:p>
      <text:p text:style-name="P8">Aberta</text:p>
      <text:p text:style-name="P9">Ramificada</text:p>
      <text:p text:style-name="P8">Homogenia</text:p>
      <text:p text:style-name="P8"/>
      <text:p text:style-name="P14"/>
      <text:p text:style-name="P13"><text:span text:style-name="T8">Figura 7:</text:span></text:p>
      <text:p text:style-name="P13"><text:span text:style-name="T8">Fórmula molecular = C</text:span><text:span text:style-name="T3">4</text:span><text:span text:style-name="T8">H</text:span><text:span text:style-name="T3">8</text:span></text:p>
      <text:p text:style-name="P8">Classificação:</text:p>
      <text:p text:style-name="P8">Aberta</text:p>
      <text:p text:style-name="P9">Normal</text:p>
      <text:p text:style-name="P8">Homogenia</text:p>
      <text:p text:style-name="P2"><text:span text:style-name="T7"/></text:p>
      <text:p text:style-name="P11"><text:span text:style-name="T6">Figura </text:span><text:span text:style-name="T9">8</text:span><text:span text:style-name="T6">:</text:span></text:p>
      <text:p text:style-name="P3"><text:span text:style-name="T8">Fórmula molecular = </text:span><text:span text:style-name="T9">C</text:span><text:span text:style-name="T10">2</text:span><text:span text:style-name="T9">H</text:span><text:span text:style-name="T10">4</text:span></text:p>
      <text:p text:style-name="P8">Classificação:</text:p>
      <text:p text:style-name="P8">Aberta</text:p>
      <text:p text:style-name="P8">Normal</text:p>
      <text:p text:style-name="P8">Homogenia</text:p>
      <text:p text:style-name="P8"/>
      <text:p text:style-name="P11"><text:span text:style-name="T6">Figura </text:span><text:span text:style-name="T9">9</text:span><text:span text:style-name="T6">:</text:span></text:p>
      <text:p text:style-name="P5"><text:span text:style-name="T1">Fórmula molecular = C</text:span><text:span text:style-name="T4">3</text:span><text:span text:style-name="T10">H</text:span><text:span text:style-name="T4">6</text:span></text:p>
      <text:p text:style-name="P8">Classificação:</text:p>
      <text:p text:style-name="P8">Aberta</text:p>
      <text:p text:style-name="P8">Normal</text:p>
      <text:p text:style-name="P8"><text:span text:style-name="T10">Homogenia</text:span></text:p>
      <text:p text:style-name="P5"><text:span text:style-name="T9"/></text:p>
      <text:p text:style-name="P11"><text:span text:style-name="T6">Figura </text:span><text:span text:style-name="T9">10</text:span><text:span text:style-name="T6">:</text:span></text:p>
      <text:p text:style-name="P5"><text:span text:style-name="T1">Fórmula molecular = C</text:span><text:span text:style-name="T3">4</text:span><text:span text:style-name="T1">H</text:span><text:span text:style-name="T3">6</text:span></text:p>
      <text:p text:style-name="P8">Classificação:</text:p>
      <text:p text:style-name="P8">Aberta</text:p>
      <text:p text:style-name="P8">Normal</text:p>
      <text:p text:style-name="P8">Homogenia</text:p>
      <text:p text:style-name="P5"/>
      <text:p text:style-name="P11"><text:span text:style-name="T6">Figura </text:span><text:span text:style-name="T9">11</text:span><text:span text:style-name="T6">:</text:span></text:p>
      <text:p text:style-name="P5"><text:span text:style-name="T1">Fórmula molecular = C</text:span><text:span text:style-name="T3">6</text:span><text:span text:style-name="T1">H</text:span><text:span text:style-name="T3">12</text:span></text:p>
      <text:p text:style-name="P8">Classificação:</text:p>
      <text:p text:style-name="P9">Fechada – homociclicas</text:p>
      <text:p text:style-name="P9">monuclear</text:p>
      <text:p text:style-name="P9">aliciclica</text:p>
      <text:p text:style-name="P5"><text:span text:style-name="T3"/></text:p>
      <text:p text:style-name="P6"><text:span text:style-name="T1">Figura </text:span>12<text:span text:style-name="T1">:</text:span></text:p>
      <text:p text:style-name="P6"><text:span text:style-name="T1">Fórmula molecular = </text:span>C<text:span text:style-name="T2">4</text:span>H<text:span text:style-name="T2">8</text:span></text:p>
      <text:p text:style-name="P6"><text:span text:style-name="T2"/></text:p>
      <text:p text:style-name="P11"><text:span text:style-name="T6">Figura </text:span><text:span text:style-name="T9">13</text:span><text:span text:style-name="T6">:</text:span></text:p>
      <text:p text:style-name="P6"><text:span text:style-name="T1">Fórmula molecular = </text:span>C<text:span text:style-name="T2">2</text:span>H<text:span text:style-name="T2">2</text:span></text:p>
      <text:p text:style-name="P6"><text:span text:style-name="T2"/></text:p>
      <text:p text:style-name="P11"><text:span text:style-name="T6">Figura </text:span><text:span text:style-name="T9">14</text:span><text:span text:style-name="T6">:</text:span></text:p>
      <text:p text:style-name="P6"><text:span text:style-name="T1">Fórmula molecular = </text:span>C<text:span text:style-name="T2">3</text:span>H<text:span text:style-name="T5">4</text:span></text:p>
      <text:p text:style-name="P6"><text:span text:style-name="T2"/></text:p>
      <text:p text:style-name="P11"><text:span text:style-name="T6">Figura </text:span><text:span text:style-name="T9">15</text:span><text:span text:style-name="T6">:</text:span></text:p>
      <text:p text:style-name="P6"><text:span text:style-name="T1">Fórmula molecular = </text:span>C<text:span text:style-name="T2">3</text:span>H<text:span text:style-name="T2">6</text:span></text:p>
      <text:p text:style-name="P6"><text:span text:style-name="T2"/></text:p>
      <text:p text:style-name="P11"><text:span text:style-name="T6">Figura </text:span><text:span text:style-name="T9">1</text:span><text:span text:style-name="T6">6:</text:span></text:p>
      <text:p text:style-name="P6"><text:span text:style-name="T1">Fórmula molecular = </text:span>C<text:span text:style-name="T2">5</text:span>H<text:span text:style-name="T2">10</text:span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2T11:30:48.499000000</meta:creation-date>
    <dc:date>2022-05-02T12:02:57.432000000</dc:date>
    <meta:editing-duration>PT11M47S</meta:editing-duration>
    <meta:editing-cycles>2</meta:editing-cycles>
    <meta:generator>LibreOffice/6.1.3.2$Windows_X86_64 LibreOffice_project/86daf60bf00efa86ad547e59e09d6bb77c699acb</meta:generator>
    <meta:document-statistic meta:table-count="0" meta:image-count="0" meta:object-count="0" meta:page-count="2" meta:paragraph-count="78" meta:word-count="145" meta:character-count="989" meta:non-whitespace-character-count="919"/>
  </office:meta>
</office:document-meta>
</file>